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earch terms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tent #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8060482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dendent claims abort read transaction on change or describe a tangible storage medi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7395382 B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hardware transactional mem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7555619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C 1 compares snapshot data; IC 8 as well; IC 12 as w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20100235587 A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a shared set of maps, operates on private copies of the ma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8266609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scribes compiler-implemented ST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8099726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scribes compiler-implemented ST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8176264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non-transitory memory or a dynamically sizeable struc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7895401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non-transitory memory or a dynamically sizeable struc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7861237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compile-time support OR logging of operations amd using that log for purposes of optimization (live, during execu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8132158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an “exit function” and two memory locations, plus a mechanism to finalize the transaction OR a tangible medi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CA2616422 A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marking the shared memory location as “reserved” so no changes can take place, OR using a transaction l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7870545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an STM system to identify critical regions in a program, AND hardware sup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7802059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scribes a method to identify executable code that may cause conflic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20070300238 A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scribes application re-writing to use ST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20110314230 A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ssumes a pre-existing key-based STM framework, used by the claimed appli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20090327291 A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the use of a shadow copy and a pre-existing STM “environment” (library, OS and/or compil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20090319753 A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an “article of manufacture” OR using meta-data to validate a read operation is executed before a write operation in a trans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8214560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scribes a communicating system with transactional memory in the host, used by an endpoint de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20100122073 A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scribes a means to detect code that performs exceptions (in the device – hardware) OR having the transaction committed by an exception handler for the transaction, the transaction exception handler being associated with the transaction by a compiler and requiring memory access trac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20100100689 A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s resource managers vote to commit, or not, the trans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7904668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locking the target shared memory location(s) of a trans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8601456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compiler support for managed re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8180986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quires mapping virtual memory over physical memory, using different access modes for the virtual memory mappings, thus detecting modifications to the mapped mem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7890707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ows retrying a transaction by executing a retry operation OR maintaining a write l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Transactional Memory</text:p>
          </table:table-cell>
          <table:table-cell office:value-type="string" calcext:value-type="string">
            <text:p>Google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US7899997 B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resses the granularity of key-based conflict detection by logically grouping memory locations in conflict set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 style:data-style-name="N2" text:time-value="13:31:59.5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23:04:32.623000000</meta:creation-date>
    <dc:date>2014-11-02T13:37:33.391000000</dc:date>
    <meta:editing-duration>PT1M20S</meta:editing-duration>
    <meta:editing-cycles>3</meta:editing-cycles>
    <meta:generator>LibreOffice/4.2.6.3$Windows_x86 LibreOffice_project/3fd416d4c6db7d3204c17ce57a1d70f6e531ee21</meta:generator>
    <dc:creator>Ronald Landheer-Cieslak</dc:creator>
    <meta:document-statistic meta:table-count="1" meta:cell-count="156" meta:object-count="0"/>
  </office:meta>
</office:document-meta>
</file>